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3" style:parent-style-name="Subtitle" style:family="paragraph">
      <style:paragraph-properties fo:margin-bottom="0in"/>
    </style:style>
  </office:automatic-styles>
  <office:body>
    <office:text text:use-soft-page-breaks="true">
      <text:p text:style-name="P1">Mepha Bestellbestätigung</text:p>
      <text:p text:style-name="Normal"/>
      <text:p text:style-name="P3">Lieferdatum (voraussichtlich):<text:s/>[MephaLieferdatum]</text:p>
      <text:p text:style-name="Subtitle">Ref.-Nr.: [MephaRefNr]</text:p>
      <text:p text:style-name="Normal"><text:span text:style-name="SubtleEmphasis">[MephaErrors]</text:span></text:p>
      <text:p text:style-name="Normal"/>
      <text:p text:style-name="Normal">[Bestellung]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 .</meta:initial-creator>
    <dc:creator>luc .</dc:creator>
    <meta:creation-date>2015-08-31T11:51:00Z</meta:creation-date>
    <dc:date>2015-08-31T11:51:00Z</dc:date>
    <meta:template xlink:href="Normal" xlink:type="simple"/>
    <meta:editing-cycles>3</meta:editing-cycles>
    <meta:editing-duration>PT0S</meta:editing-duration>
    <meta:document-statistic meta:page-count="1" meta:paragraph-count="1" meta:word-count="17" meta:character-count="127" meta:row-count="1" meta:non-whitespace-character-count="111"/>
  </office:meta>
</office:document-meta>
</file>